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次</text:p>
          </text:index-title>
          <text:p text:style-name="Contents_20_1"><text:a xlink:type="simple" xlink:href="#orgf1e4368">1. orgバッファを評価</text:a></text:p>
          <text:p text:style-name="Contents_20_1"><text:a xlink:type="simple" xlink:href="#org16a18c1">2. ユーティリティ関数</text:a></text:p>
          <text:p text:style-name="Contents_20_2"><text:a xlink:type="simple" xlink:href="#org3c9d509">2.1. サボっていると Kyoko さんに怒られる</text:a></text:p>
          <text:p text:style-name="Contents_20_2"><text:a xlink:type="simple" xlink:href="#orgbd21fd9">2.2. org-buffer を dokuwiki 形式に変換し，kill-ring に格納</text:a></text:p>
          <text:p text:style-name="Contents_20_2"><text:a xlink:type="simple" xlink:href="#orgaba1107">2.3. コンソールでカレントバッファのあるディレクトリに移動する</text:a></text:p>
          <text:p text:style-name="Contents_20_2"><text:a xlink:type="simple" xlink:href="#org28beb18">2.4. ファイルに含まれるテーブルを使って定時にアラートを表示する</text:a></text:p>
          <text:p text:style-name="Contents_20_2"><text:a xlink:type="simple" xlink:href="#orgbf03d22">2.5. 頻繁に利用するファイルをring形式でたどる</text:a></text:p>
          <text:p text:style-name="Contents_20_2"><text:a xlink:type="simple" xlink:href="#org3c64891">2.6. 引数のorgバッファを開く</text:a></text:p>
          <text:p text:style-name="Contents_20_2"><text:a xlink:type="simple" xlink:href="#org4d1da2f">2.7. orgバッファにいつものヘッダを追加する</text:a></text:p>
          <text:p text:style-name="Contents_20_2"><text:a xlink:type="simple" xlink:href="#orgddd863f">2.8. 議事録ひな形を書き入れる</text:a></text:p>
          <text:p text:style-name="Contents_20_2"><text:a xlink:type="simple" xlink:href="#orgd345008">2.9. ランダムの文字列を取得する</text:a></text:p>
          <text:p text:style-name="Contents_20_2"><text:a xlink:type="simple" xlink:href="#org2c69af0">2.10. Auto-install をセットアップする</text:a></text:p>
          <text:p text:style-name="Contents_20_2"><text:a xlink:type="simple" xlink:href="#org1958b87">2.11. 行頭に" - "を挿入する</text:a></text:p>
          <text:p text:style-name="Contents_20_2"><text:a xlink:type="simple" xlink:href="#orge6edca5">2.12. <text:span text:style-name="OrgTodo">TODO</text:span> " - "と" - [ ] "をサイクルさせる</text:a></text:p>
          <text:p text:style-name="Contents_20_2"><text:a xlink:type="simple" xlink:href="#org67117ee">2.13. <text:span text:style-name="OrgTodo">TODO</text:span> リージョン内のブリッツを操作する</text:a></text:p>
          <text:p text:style-name="Contents_20_2"><text:a xlink:type="simple" xlink:href="#orgffd61d6">2.14. 日付などを簡単に挿入する</text:a></text:p>
          <text:p text:style-name="Contents_20_3"><text:a xlink:type="simple" xlink:href="#org1b6160d">2.14.1. キーバインド</text:a></text:p>
          <text:p text:style-name="Contents_20_2"><text:a xlink:type="simple" xlink:href="#orgfe78971">2.15. XHTMLを利用したガントチャート生成</text:a></text:p>
          <text:p text:style-name="Contents_20_2"><text:a xlink:type="simple" xlink:href="#org111b720">2.16. 定期実行関数</text:a></text:p>
          <text:p text:style-name="Contents_20_2"><text:a xlink:type="simple" xlink:href="#org83eb9ef">2.17. ブラウザの設定</text:a></text:p>
          <text:p text:style-name="Contents_20_2"><text:a xlink:type="simple" xlink:href="#orgd31a78c">2.18. ミニバッファに日時を表示</text:a></text:p>
          <text:p text:style-name="Contents_20_2"><text:a xlink:type="simple" xlink:href="#orge6f6f6d">2.19. バックアップファイルの削除</text:a></text:p>
          <text:p text:style-name="Contents_20_2"><text:a xlink:type="simple" xlink:href="#org95d8320">2.20. 日中と夜中でテーマを切り替える</text:a></text:p>
          <text:p text:style-name="Contents_20_2"><text:a xlink:type="simple" xlink:href="#orgd12f23d">2.21. chomp</text:a></text:p>
          <text:p text:style-name="Contents_20_2"><text:a xlink:type="simple" xlink:href="#orgab6f86d">2.22. iTerm2.app を呼び出す関数</text:a></text:p>
          <text:p text:style-name="Contents_20_2"><text:a xlink:type="simple" xlink:href="#org680c507">2.23. lingr にログインする</text:a></text:p>
          <text:p text:style-name="Contents_20_2"><text:a xlink:type="simple" xlink:href="#org2c05f2b">2.24. 特定のファイルを Dropbox 以下にバックアップする</text:a></text:p>
          <text:p text:style-name="Contents_20_2"><text:a xlink:type="simple" xlink:href="#orgd6790a7">2.25. ゴミ箱を空にする <text:span text:style-name="OrgTags">[<text:span text:style-name="OrgTag">Mac</text:span>]</text:span></text:a></text:p>
          <text:p text:style-name="Contents_20_2"><text:a xlink:type="simple" xlink:href="#orga6c2683">2.26. その他</text:a></text:p>
          <text:p text:style-name="Contents_20_1"><text:a xlink:type="simple" xlink:href="#orgf42d901">3. 未設定／テスト中</text:a></text:p>
          <text:p text:style-name="Contents_20_2"><text:a xlink:type="simple" xlink:href="#orgf225f06">3.1. byte-compile の警告を抑制する</text:a></text:p>
          <text:p text:style-name="Contents_20_2"><text:a xlink:type="simple" xlink:href="#org4ebce2c">3.2. [window-resizer.el] 分割したウィンドウサイズを変更する</text:a></text:p>
          <text:p text:style-name="Contents_20_2"><text:a xlink:type="simple" xlink:href="#org7491ffe">3.3. [idle-requie]</text:a></text:p>
          <text:p text:style-name="Contents_20_2"><text:a xlink:type="simple" xlink:href="#org7ba19a7">3.4. [pdf-preview]</text:a></text:p>
          <text:p text:style-name="Contents_20_2"><text:a xlink:type="simple" xlink:href="#orgbb2137a">3.5. [EasyPG]</text:a></text:p>
          <text:p text:style-name="Contents_20_2"><text:a xlink:type="simple" xlink:href="#org1ed2254">3.6. [eblook]</text:a></text:p>
          <text:p text:style-name="Contents_20_2"><text:a xlink:type="simple" xlink:href="#orgfd0d562">3.7. [iBuffer]</text:a></text:p>
          <text:p text:style-name="Contents_20_2"><text:a xlink:type="simple" xlink:href="#org744d012">3.8. UUID をファイル名にして所定のディレクトリにコピー／移動</text:a></text:p>
          <text:p text:style-name="Contents_20_2"><text:a xlink:type="simple" xlink:href="#org1479ca6">3.9. キーバインド</text:a></text:p>
          <text:p text:style-name="Contents_20_1"><text:a xlink:type="simple" xlink:href="#org52f9783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f1e4368"/>
<text:bookmark text:name="orgf1e4368"/>orgバッファを評価
<text:bookmark-end text:name="OrgXref.orgf1e4368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16a18c1"/>
<text:bookmark text:name="org16a18c1"/>ユーティリティ関数
<text:bookmark-end text:name="OrgXref.org16a18c1"/></text:h>
      <text:h text:style-name="Heading_20_2" text:outline-level="2" text:is-list-header="false">
<text:bookmark-start text:name="OrgXref.org3c9d509"/>
<text:bookmark text:name="org3c9d509"/>サボっていると Kyoko さんに怒られる
<text:bookmark-end text:name="OrgXref.org3c9d509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bd21fd9"/>
<text:bookmark text:name="orgbd21fd9"/>org-buffer を dokuwiki 形式に変換し，kill-ring に格納
<text:bookmark-end text:name="OrgXref.orgbd21fd9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aba1107"/>
<text:bookmark text:name="orgaba1107"/>コンソールでカレントバッファのあるディレクトリに移動する
<text:bookmark-end text:name="OrgXref.orgaba1107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28beb18"/>
<text:bookmark text:name="org28beb18"/>ファイルに含まれるテーブルを使って定時にアラートを表示する
<text:bookmark-end text:name="OrgXref.org28beb18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bf03d22"/>
<text:bookmark text:name="orgbf03d22"/>頻繁に利用するファイルをring形式でたどる
<text:bookmark-end text:name="OrgXref.orgbf03d22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3c64891"/>
<text:bookmark text:name="org3c64891"/>引数のorgバッファを開く
<text:bookmark-end text:name="OrgXref.org3c6489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4d1da2f"/>
<text:bookmark text:name="org4d1da2f"/>orgバッファにいつものヘッダを追加する
<text:bookmark-end text:name="OrgXref.org4d1da2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ddd863f"/>
<text:bookmark text:name="orgddd863f"/>議事録ひな形を書き入れる
<text:bookmark-end text:name="OrgXref.orgddd863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d345008"/>
<text:bookmark text:name="orgd345008"/>ランダムの文字列を取得する
<text:bookmark-end text:name="OrgXref.orgd345008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2c69af0"/>
<text:bookmark text:name="org2c69af0"/>Auto-install をセットアップする
<text:bookmark-end text:name="OrgXref.org2c69af0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1958b87"/>
<text:bookmark text:name="org1958b87"/>行頭に" - "を挿入する
<text:bookmark-end text:name="OrgXref.org1958b8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e6edca5"/>
<text:bookmark text:name="orge6edca5"/><text:span text:style-name="OrgTodo">TODO</text:span> " - "と" - [ ] "をサイクルさせる
<text:bookmark-end text:name="OrgXref.orge6edca5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67117ee"/>
<text:bookmark text:name="org67117ee"/><text:span text:style-name="OrgTodo">TODO</text:span> リージョン内のブリッツを操作する
<text:bookmark-end text:name="OrgXref.org67117e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ffd61d6"/>
<text:bookmark text:name="orgffd61d6"/>日付などを簡単に挿入する
<text:bookmark-end text:name="OrgXref.orgffd61d6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1b6160d"/>
<text:bookmark text:name="org1b6160d"/>キーバインド
<text:bookmark-end text:name="OrgXref.org1b6160d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fe78971"/>
<text:bookmark text:name="orgfe78971"/>XHTMLを利用したガントチャート生成
<text:bookmark-end text:name="OrgXref.orgfe78971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111b720"/>
<text:bookmark text:name="org111b720"/>定期実行関数
<text:bookmark-end text:name="OrgXref.org111b720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83eb9ef"/>
<text:bookmark text:name="org83eb9ef"/>ブラウザの設定
<text:bookmark-end text:name="OrgXref.org83eb9ef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d31a78c"/>
<text:bookmark text:name="orgd31a78c"/>ミニバッファに日時を表示
<text:bookmark-end text:name="OrgXref.orgd31a78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e6f6f6d"/>
<text:bookmark text:name="orge6f6f6d"/>バックアップファイルの削除
<text:bookmark-end text:name="OrgXref.orge6f6f6d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95d8320"/>
<text:bookmark text:name="org95d8320"/>日中と夜中でテーマを切り替える
<text:bookmark-end text:name="OrgXref.org95d832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"><text:s/><text:s/><text:s/><text:s/><text:s/><text:s/>(moom-font-size-rese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</text:span><text:s/>nil<text:s/>t)</text:p>
      <text:p text:style-name="OrgSrcBlockLastLine"><text:s/><text:s/><text:s/><text:s/><text:s/><text:s/>(moom-font-size-reset))))</text:p>
      <text:h text:style-name="Heading_20_2" text:outline-level="2" text:is-list-header="false">
<text:bookmark-start text:name="OrgXref.orgd12f23d"/>
<text:bookmark text:name="orgd12f23d"/>chomp
<text:bookmark-end text:name="OrgXref.orgd12f23d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ab6f86d"/>
<text:bookmark text:name="orgab6f86d"/>iTerm2.app を呼び出す関数
<text:bookmark-end text:name="OrgXref.orgab6f86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680c507"/>
<text:bookmark text:name="org680c507"/>lingr にログインする
<text:bookmark-end text:name="OrgXref.org680c507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2c05f2b"/>
<text:bookmark text:name="org2c05f2b"/>特定のファイルを Dropbox 以下にバックアップする
<text:bookmark-end text:name="OrgXref.org2c05f2b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d6790a7"/>
<text:bookmark text:name="orgd6790a7"/>ゴミ箱を空にする<text:tab/><text:span text:style-name="OrgTags">[<text:span text:style-name="OrgTag">Mac</text:span>]</text:span>
<text:bookmark-end text:name="OrgXref.orgd6790a7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LastLine"><text:s/><text:s/><text:s/><text:s/><text:span text:style-name="OrgSrcFontLockStringFace">"end<text:s/>tell\n"</text:span>)))</text:p>
      <text:h text:style-name="Heading_20_2" text:outline-level="2" text:is-list-header="false">
<text:bookmark-start text:name="OrgXref.orga6c2683"/>
<text:bookmark text:name="orga6c2683"/>その他
<text:bookmark-end text:name="OrgXref.orga6c2683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f42d901"/>
<text:bookmark text:name="orgf42d901"/>未設定／テスト中
<text:bookmark-end text:name="OrgXref.orgf42d901"/></text:h>
      <text:h text:style-name="Heading_20_2" text:outline-level="2" text:is-list-header="false">
<text:bookmark-start text:name="OrgXref.orgf225f06"/>
<text:bookmark text:name="orgf225f06"/>byte-compile の警告を抑制する
<text:bookmark-end text:name="OrgXref.orgf225f06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4ebce2c"/>
<text:bookmark text:name="org4ebce2c"/>[window-resizer.el] 分割したウィンドウサイズを変更する
<text:bookmark-end text:name="OrgXref.org4ebce2c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7491ffe"/>
<text:bookmark text:name="org7491ffe"/>[idle-requie]
<text:bookmark-end text:name="OrgXref.org7491ffe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7ba19a7"/>
<text:bookmark text:name="org7ba19a7"/>[pdf-preview]
<text:bookmark-end text:name="OrgXref.org7ba19a7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bb2137a"/>
<text:bookmark text:name="orgbb2137a"/>[EasyPG]
<text:bookmark-end text:name="OrgXref.orgbb2137a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1ed2254"/>
<text:bookmark text:name="org1ed2254"/>[eblook]
<text:bookmark-end text:name="OrgXref.org1ed2254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fd0d562"/>
<text:bookmark text:name="orgfd0d562"/>[iBuffer]
<text:bookmark-end text:name="OrgXref.orgfd0d562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744d012"/>
<text:bookmark text:name="org744d012"/>UUID をファイル名にして所定のディレクトリにコピー／移動
<text:bookmark-end text:name="OrgXref.org744d012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1479ca6"/>
<text:bookmark text:name="org1479ca6"/>キーバインド
<text:bookmark-end text:name="OrgXref.org1479ca6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52f9783"/>
<text:bookmark text:name="org52f9783"/>provide
<text:bookmark-end text:name="OrgXref.org52f9783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3-11T19:28:14</dc:date>
    <meta:creation-date>2018-03-11T19:28:14</meta:creation-date>
    <meta:generator>Emacs 26.0.91 (Org mode 9.1.4)</meta:generator>
    <meta:keyword/>
    <dc:subject/>
    <dc:title>ユーティリティ関数群</dc:title>
  </office:meta>
</office:document-meta>
</file>